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25.7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_results" table:style-name="ta1">
        <table:shapes>
          <draw:frame draw:z-index="0" draw:style-name="gr1" draw:text-style-name="P1" svg:width="468.31pt" svg:height="255.26pt" svg:x="483.11pt" svg:y="60.97pt">
            <loext:p draw:notify-on-update-of-ranges="all_results.G9:all_results.G15 all_results.H9:all_results.H15 all_results.H149:all_results.H155 all_results.G149:all_results.G155 all_results.H65:all_results.H71 all_results.G65:all_results.G71 all_results.H79:all_results.H85 all_results.G79:all_results.G85 all_results.H23:all_results.H29 all_results.G23:all_results.G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_rf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std(%)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87.7" calcext:value-type="float">
            <text:p>1258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791.3" calcext:value-type="float">
            <text:p>12791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19.7" calcext:value-type="float">
            <text:p>9219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125.3" calcext:value-type="float">
            <text:p>13125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510.7" calcext:value-type="float">
            <text:p>1051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7062.3" calcext:value-type="float">
            <text:p>17062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6952.3" calcext:value-type="float">
            <text:p>26952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02.3" calcext:value-type="float">
            <text:p>12002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81" calcext:value-type="float">
            <text:p>1218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41" calcext:value-type="float">
            <text:p>874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71" calcext:value-type="float">
            <text:p>1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323.7" calcext:value-type="float">
            <text:p>10323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6392.3" calcext:value-type="float">
            <text:p>16392.3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6678.3" calcext:value-type="float">
            <text:p>26678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53.3" calcext:value-type="float">
            <text:p>8953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35" calcext:value-type="float">
            <text:p>89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45" calcext:value-type="float">
            <text:p>8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433" calcext:value-type="float">
            <text:p>94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155.7" calcext:value-type="float">
            <text:p>10155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874.3" calcext:value-type="float">
            <text:p>11874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4346" calcext:value-type="float">
            <text:p>24346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4.3" calcext:value-type="float">
            <text:p>184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0" calcext:value-type="float">
            <text:p>186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69.3" calcext:value-type="float">
            <text:p>1869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49.7" calcext:value-type="float">
            <text:p>4149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511.3" calcext:value-type="float">
            <text:p>7511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854" calcext:value-type="float">
            <text:p>1385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8.3" calcext:value-type="float">
            <text:p>5248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01" calcext:value-type="float">
            <text:p>75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45" calcext:value-type="float">
            <text:p>534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353.7" calcext:value-type="float">
            <text:p>535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48.7" calcext:value-type="float">
            <text:p>394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227.3" calcext:value-type="float">
            <text:p>9227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6292.3" calcext:value-type="float">
            <text:p>16292.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07.7" calcext:value-type="float">
            <text:p>480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81.3" calcext:value-type="float">
            <text:p>6981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65.7" calcext:value-type="float">
            <text:p>486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96.7" calcext:value-type="float">
            <text:p>4896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08" calcext:value-type="float">
            <text:p>340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838.7" calcext:value-type="float">
            <text:p>8838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5689.7" calcext:value-type="float">
            <text:p>15689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22" calcext:value-type="float">
            <text:p>6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41" calcext:value-type="float">
            <text:p>6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47.3" calcext:value-type="float">
            <text:p>664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666.7" calcext:value-type="float">
            <text:p>6666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008.3" calcext:value-type="float">
            <text:p>7008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118.3" calcext:value-type="float">
            <text:p>8118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5578" calcext:value-type="float">
            <text:p>15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4.7" calcext:value-type="float">
            <text:p>764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6.7" calcext:value-type="float">
            <text:p>766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1.7" calcext:value-type="float">
            <text:p>781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19.3" calcext:value-type="float">
            <text:p>819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19.7" calcext:value-type="float">
            <text:p>1719.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154.7" calcext:value-type="float">
            <text:p>5154.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463.3" calcext:value-type="float">
            <text:p>8463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16.3" calcext:value-type="float">
            <text:p>901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98.7" calcext:value-type="float">
            <text:p>9098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89" calcext:value-type="float">
            <text:p>918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656" calcext:value-type="float">
            <text:p>965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382.7" calcext:value-type="float">
            <text:p>1038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434.3" calcext:value-type="float">
            <text:p>13434.3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3382.7" calcext:value-type="float">
            <text:p>23382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82" calcext:value-type="float">
            <text:p>29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30" calcext:value-type="float">
            <text:p>303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5" calcext:value-type="float">
            <text:p>362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970.3" calcext:value-type="float">
            <text:p>4970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816.3" calcext:value-type="float">
            <text:p>7816.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4506" calcext:value-type="float">
            <text:p>1450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61.7" calcext:value-type="float">
            <text:p>83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98.7" calcext:value-type="float">
            <text:p>8398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33.7" calcext:value-type="float">
            <text:p>8433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847" calcext:value-type="float">
            <text:p>884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571" calcext:value-type="float">
            <text:p>9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463.7" calcext:value-type="float">
            <text:p>14463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9481" calcext:value-type="float">
            <text:p>1948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10.7" calcext:value-type="float">
            <text:p>301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31" calcext:value-type="float">
            <text:p>303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34" calcext:value-type="float">
            <text:p>303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61.3" calcext:value-type="float">
            <text:p>3461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825.7" calcext:value-type="float">
            <text:p>4825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349.7" calcext:value-type="float">
            <text:p>7349.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990" calcext:value-type="float">
            <text:p>1399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61.3" calcext:value-type="float">
            <text:p>6361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71.7" calcext:value-type="float">
            <text:p>7271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42.3" calcext:value-type="float">
            <text:p>6442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7.3" calcext:value-type="float">
            <text:p>6487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58.3" calcext:value-type="float">
            <text:p>6658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780.3" calcext:value-type="float">
            <text:p>8780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4827" calcext:value-type="float">
            <text:p>148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6.7" calcext:value-type="float">
            <text:p>1186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90" calcext:value-type="float">
            <text:p>119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16.3" calcext:value-type="float">
            <text:p>1216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15.7" calcext:value-type="float">
            <text:p>1815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360.3" calcext:value-type="float">
            <text:p>5360.3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625" calcext:value-type="float">
            <text:p>962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25.7" calcext:value-type="float">
            <text:p>59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76.3" calcext:value-type="float">
            <text:p>817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59" calcext:value-type="float">
            <text:p>595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25.3" calcext:value-type="float">
            <text:p>602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329.7" calcext:value-type="float">
            <text:p>6329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30.3" calcext:value-type="float">
            <text:p>9730.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9440.3" calcext:value-type="float">
            <text:p>19440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4.3" calcext:value-type="float">
            <text:p>1094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12.3" calcext:value-type="float">
            <text:p>1112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85.3" calcext:value-type="float">
            <text:p>1185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16" calcext:value-type="float">
            <text:p>171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660" calcext:value-type="float">
            <text:p>466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553.7" calcext:value-type="float">
            <text:p>8553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09.3" calcext:value-type="float">
            <text:p>910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03" calcext:value-type="float">
            <text:p>930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03.3" calcext:value-type="float">
            <text:p>9603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582" calcext:value-type="float">
            <text:p>1058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138" calcext:value-type="float">
            <text:p>1313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4735.7" calcext:value-type="float">
            <text:p>24735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5485.7" calcext:value-type="float">
            <text:p>65485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26" calcext:value-type="float">
            <text:p>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03.3" calcext:value-type="float">
            <text:p>3103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03.7" calcext:value-type="float">
            <text:p>340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90.7" calcext:value-type="float">
            <text:p>439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60.7" calcext:value-type="float">
            <text:p>686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7457.3" calcext:value-type="float">
            <text:p>17457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612.3" calcext:value-type="float">
            <text:p>53612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86.7" calcext:value-type="float">
            <text:p>12586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48" calcext:value-type="float">
            <text:p>1284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61.7" calcext:value-type="float">
            <text:p>9661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283.3" calcext:value-type="float">
            <text:p>14283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514.3" calcext:value-type="float">
            <text:p>135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6911.7" calcext:value-type="float">
            <text:p>26911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3840.7" calcext:value-type="float">
            <text:p>73840.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53" calcext:value-type="float">
            <text:p>1195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11.7" calcext:value-type="float">
            <text:p>12211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19" calcext:value-type="float">
            <text:p>911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473.3" calcext:value-type="float">
            <text:p>13473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839.3" calcext:value-type="float">
            <text:p>12839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5881" calcext:value-type="float">
            <text:p>2588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450" calcext:value-type="float">
            <text:p>7445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01.7" calcext:value-type="float">
            <text:p>8901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83" calcext:value-type="float">
            <text:p>898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10.7" calcext:value-type="float">
            <text:p>9210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983.7" calcext:value-type="float">
            <text:p>9983.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764.3" calcext:value-type="float">
            <text:p>10764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056.7" calcext:value-type="float">
            <text:p>14056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no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9455.3" calcext:value-type="float">
            <text:p>29455.3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9.7" calcext:value-type="float">
            <text:p>1769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55.3" calcext:value-type="float">
            <text:p>1855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48.3" calcext:value-type="float">
            <text:p>2048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21.3" calcext:value-type="float">
            <text:p>2521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23.7" calcext:value-type="float">
            <text:p>3423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502.7" calcext:value-type="float">
            <text:p>550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vec</text:p>
          </table:table-cell>
          <table:table-cell office:value-type="float" office:value="500" calcext:value-type="float">
            <text:p>5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7692" calcext:value-type="float">
            <text:p>17692</text:p>
          </table:table-cell>
          <table:table-cell office:value-type="float" office:value="22.2" calcext:value-type="float">
            <text:p>2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12-08T11:25:21.171559445</dc:date>
    <dc:creator>Konstantinos Iliakis</dc:creator>
    <meta:editing-duration>PT1H19M1S</meta:editing-duration>
    <meta:editing-cycles>3</meta:editing-cycles>
    <meta:document-statistic meta:table-count="1" meta:cell-count="13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maximum="18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 chart:label-position="botto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color="#ffd320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bottom"/>
      <style:graphic-properties svg:stroke-width="0.08cm" svg:stroke-color="#ff420e" draw:fill-color="#ff420e"/>
      <style:text-properties fo:color="#ff420e"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22cm" svg:height="9.006cm" xlink:href=".." xlink:type="simple" chart:class="chart:scatter" chart:style-name="ch1">
        <chart:title svg:x="7.768cm" svg:y="0.316cm" chart:style-name="ch2">
          <text:p>kick</text:p>
        </chart:title>
        <chart:legend svg:x="3.559cm" svg:y="1.379cm" style:legend-expansion="custom" chartooo:width="3.93cm" chartooo:height="2.59cm" style:legend-expansion-aspect-ratio="1.51737451737452" chart:style-name="ch3"/>
        <chart:plot-area chart:style-name="ch4" table:cell-range-address="all_results.G9:all_results.H15 all_results.H149:all_results.H155 all_results.H65:all_results.H71 all_results.H79:all_results.H85 all_results.H23:all_results.H29" chart:data-source-has-labels="row" svg:x="1.003cm" svg:y="1.298cm" svg:width="15.082cm" svg:height="7.184cm">
          <chartooo:coordinate-region svg:x="2.18cm" svg:y="1.298cm" svg:width="13.625cm" svg:height="6.538cm"/>
          <chart:axis chart:dimension="x" chart:name="primary-x" chart:style-name="ch5">
            <chart:title svg:x="6.344cm" svg:y="8.446cm" chart:style-name="ch6">
              <text:p>Threads (500k Points/Thread)</text:p>
            </chart:title>
          </chart:axis>
          <chart:axis chart:dimension="y" chart:name="primary-y" chart:style-name="ch7">
            <chart:title svg:x="0.113cm" svg:y="6.402cm" chart:style-name="ch8">
              <text:p>Runtime (500 Turns)</text:p>
            </chart:title>
            <chart:grid chart:style-name="ch9" chart:class="major"/>
          </chart:axis>
          <chart:series chart:style-name="ch10" chart:values-cell-range-address="all_results.H9:all_results.H15" loext:label-string="gcc_vec_std" chart:class="chart:scatter">
            <chart:domain table:cell-range-address="all_results.G9:all_results.G15"/>
            <chart:data-point chart:repeated="7"/>
          </chart:series>
          <chart:series chart:style-name="ch11" chart:values-cell-range-address="all_results.H149:all_results.H155" loext:label-string="icc_vec_std_tiled" chart:class="chart:scatter">
            <chart:domain table:cell-range-address="all_results.G149:all_results.G155"/>
            <chart:data-point chart:repeated="7"/>
          </chart:series>
          <chart:series chart:style-name="ch12" chart:values-cell-range-address="all_results.H65:all_results.H71" loext:label-string="gcc_vec_vdt" chart:class="chart:scatter">
            <chart:domain table:cell-range-address="all_results.G65:all_results.G71"/>
            <chart:data-point chart:repeated="7"/>
          </chart:series>
          <chart:series chart:style-name="ch13" chart:values-cell-range-address="all_results.H79:all_results.H85" loext:label-string="icc_vec_vdt" chart:class="chart:scatter">
            <chart:domain table:cell-range-address="all_results.G79:all_results.G85"/>
            <chart:data-point chart:repeated="7"/>
          </chart:series>
          <chart:series chart:style-name="ch14" chart:values-cell-range-address="all_results.H23:all_results.H29" loext:label-string="icc_vec_std" chart:class="chart:scatter">
            <chart:domain table:cell-range-address="all_results.G23:all_results.G29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gcc_vec_std</text:p>
              </table:table-cell>
              <table:table-cell office:value-type="string">
                <text:p>Column G</text:p>
              </table:table-cell>
              <table:table-cell office:value-type="string">
                <text:p>icc_vec_std_tiled</text:p>
              </table:table-cell>
              <table:table-cell office:value-type="string">
                <text:p>Column G</text:p>
              </table:table-cell>
              <table:table-cell office:value-type="string">
                <text:p>gcc_vec_vdt</text:p>
              </table:table-cell>
              <table:table-cell office:value-type="string">
                <text:p>Column G</text:p>
              </table:table-cell>
              <table:table-cell office:value-type="string">
                <text:p>icc_vec_vdt</text:p>
              </table:table-cell>
              <table:table-cell office:value-type="string">
                <text:p>Column G</text:p>
              </table:table-cell>
              <table:table-cell office:value-type="string">
                <text:p>icc_vec_st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l_results.G9:all_results.G15</svg:desc>
                </draw:g>
              </table:table-cell>
              <table:table-cell office:value-type="float" office:value="12002.3">
                <text:p>12002.3</text:p>
                <draw:g>
                  <svg:desc>all_results.H9:all_results.H15</svg:desc>
                </draw:g>
              </table:table-cell>
              <table:table-cell office:value-type="float" office:value="1">
                <text:p>1</text:p>
                <draw:g>
                  <svg:desc>all_results.G149:all_results.G155</svg:desc>
                </draw:g>
              </table:table-cell>
              <table:table-cell office:value-type="float" office:value="1769.7">
                <text:p>1769.7</text:p>
                <draw:g>
                  <svg:desc>all_results.H149:all_results.H155</svg:desc>
                </draw:g>
              </table:table-cell>
              <table:table-cell office:value-type="float" office:value="1">
                <text:p>1</text:p>
                <draw:g>
                  <svg:desc>all_results.G65:all_results.G71</svg:desc>
                </draw:g>
              </table:table-cell>
              <table:table-cell office:value-type="float" office:value="2916">
                <text:p>2916</text:p>
                <draw:g>
                  <svg:desc>all_results.H65:all_results.H71</svg:desc>
                </draw:g>
              </table:table-cell>
              <table:table-cell office:value-type="float" office:value="1">
                <text:p>1</text:p>
                <draw:g>
                  <svg:desc>all_results.G79:all_results.G85</svg:desc>
                </draw:g>
              </table:table-cell>
              <table:table-cell office:value-type="float" office:value="3010.7">
                <text:p>3010.7</text:p>
                <draw:g>
                  <svg:desc>all_results.H79:all_results.H85</svg:desc>
                </draw:g>
              </table:table-cell>
              <table:table-cell office:value-type="float" office:value="1">
                <text:p>1</text:p>
                <draw:g>
                  <svg:desc>all_results.G23:all_results.G29</svg:desc>
                </draw:g>
              </table:table-cell>
              <table:table-cell office:value-type="float" office:value="1844.3">
                <text:p>1844.3</text:p>
                <draw:g>
                  <svg:desc>all_results.H23:all_results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81">
                <text:p>12181</text:p>
              </table:table-cell>
              <table:table-cell office:value-type="float" office:value="2">
                <text:p>2</text:p>
              </table:table-cell>
              <table:table-cell office:value-type="float" office:value="1855.3">
                <text:p>1855.3</text:p>
              </table:table-cell>
              <table:table-cell office:value-type="float" office:value="2">
                <text:p>2</text:p>
              </table:table-cell>
              <table:table-cell office:value-type="float" office:value="2982">
                <text:p>2982</text:p>
              </table:table-cell>
              <table:table-cell office:value-type="float" office:value="2">
                <text:p>2</text:p>
              </table:table-cell>
              <table:table-cell office:value-type="float" office:value="3031">
                <text:p>3031</text:p>
              </table:table-cell>
              <table:table-cell office:value-type="float" office:value="2">
                <text:p>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741">
                <text:p>8741</text:p>
              </table:table-cell>
              <table:table-cell office:value-type="float" office:value="4">
                <text:p>4</text:p>
              </table:table-cell>
              <table:table-cell office:value-type="float" office:value="2048.3">
                <text:p>2048.3</text:p>
              </table:table-cell>
              <table:table-cell office:value-type="float" office:value="4">
                <text:p>4</text:p>
              </table:table-cell>
              <table:table-cell office:value-type="float" office:value="3030">
                <text:p>3030</text:p>
              </table:table-cell>
              <table:table-cell office:value-type="float" office:value="4">
                <text:p>4</text:p>
              </table:table-cell>
              <table:table-cell office:value-type="float" office:value="3034">
                <text:p>3034</text:p>
              </table:table-cell>
              <table:table-cell office:value-type="float" office:value="4">
                <text:p>4</text:p>
              </table:table-cell>
              <table:table-cell office:value-type="float" office:value="1869.3">
                <text:p>186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571">
                <text:p>12571</text:p>
              </table:table-cell>
              <table:table-cell office:value-type="float" office:value="8">
                <text:p>8</text:p>
              </table:table-cell>
              <table:table-cell office:value-type="float" office:value="2521.3">
                <text:p>2521.3</text:p>
              </table:table-cell>
              <table:table-cell office:value-type="float" office:value="8">
                <text:p>8</text:p>
              </table:table-cell>
              <table:table-cell office:value-type="float" office:value="3625">
                <text:p>3625</text:p>
              </table:table-cell>
              <table:table-cell office:value-type="float" office:value="8">
                <text:p>8</text:p>
              </table:table-cell>
              <table:table-cell office:value-type="float" office:value="3461.3">
                <text:p>3461.3</text:p>
              </table:table-cell>
              <table:table-cell office:value-type="float" office:value="8">
                <text:p>8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323.7">
                <text:p>10323.7</text:p>
              </table:table-cell>
              <table:table-cell office:value-type="float" office:value="14">
                <text:p>14</text:p>
              </table:table-cell>
              <table:table-cell office:value-type="float" office:value="3423.7">
                <text:p>3423.7</text:p>
              </table:table-cell>
              <table:table-cell office:value-type="float" office:value="14">
                <text:p>14</text:p>
              </table:table-cell>
              <table:table-cell office:value-type="float" office:value="4970.3">
                <text:p>4970.3</text:p>
              </table:table-cell>
              <table:table-cell office:value-type="float" office:value="14">
                <text:p>14</text:p>
              </table:table-cell>
              <table:table-cell office:value-type="float" office:value="4825.7">
                <text:p>4825.7</text:p>
              </table:table-cell>
              <table:table-cell office:value-type="float" office:value="14">
                <text:p>14</text:p>
              </table:table-cell>
              <table:table-cell office:value-type="float" office:value="4149.7">
                <text:p>414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6392.3">
                <text:p>16392.3</text:p>
              </table:table-cell>
              <table:table-cell office:value-type="float" office:value="28">
                <text:p>28</text:p>
              </table:table-cell>
              <table:table-cell office:value-type="float" office:value="5502.7">
                <text:p>5502.7</text:p>
              </table:table-cell>
              <table:table-cell office:value-type="float" office:value="28">
                <text:p>28</text:p>
              </table:table-cell>
              <table:table-cell office:value-type="float" office:value="7816.3">
                <text:p>7816.3</text:p>
              </table:table-cell>
              <table:table-cell office:value-type="float" office:value="28">
                <text:p>28</text:p>
              </table:table-cell>
              <table:table-cell office:value-type="float" office:value="7349.7">
                <text:p>7349.7</text:p>
              </table:table-cell>
              <table:table-cell office:value-type="float" office:value="28">
                <text:p>28</text:p>
              </table:table-cell>
              <table:table-cell office:value-type="float" office:value="7511.3">
                <text:p>751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26678.3">
                <text:p>26678.3</text:p>
              </table:table-cell>
              <table:table-cell office:value-type="float" office:value="56">
                <text:p>56</text:p>
              </table:table-cell>
              <table:table-cell office:value-type="float" office:value="17692">
                <text:p>17692</text:p>
              </table:table-cell>
              <table:table-cell office:value-type="float" office:value="56">
                <text:p>56</text:p>
              </table:table-cell>
              <table:table-cell office:value-type="float" office:value="14506">
                <text:p>14506</text:p>
              </table:table-cell>
              <table:table-cell office:value-type="float" office:value="56">
                <text:p>56</text:p>
              </table:table-cell>
              <table:table-cell office:value-type="float" office:value="13990">
                <text:p>13990</text:p>
              </table:table-cell>
              <table:table-cell office:value-type="float" office:value="56">
                <text:p>56</text:p>
              </table:table-cell>
              <table:table-cell office:value-type="float" office:value="13854">
                <text:p>13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